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16a00e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2193c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36031f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officeooo:rsid="001708df" officeooo:paragraph-rsid="0016a00e" style:font-size-asian="9pt" style:font-size-complex="9pt"/>
    </style:style>
    <style:style style:name="P5" style:family="paragraph" style:parent-style-name="Standard">
      <style:text-properties style:font-name="Consolas" fo:font-size="9pt" officeooo:rsid="001708df" officeooo:paragraph-rsid="002193cb" style:font-size-asian="9pt" style:font-size-complex="9pt"/>
    </style:style>
    <style:style style:name="P6" style:family="paragraph" style:parent-style-name="Standard">
      <style:text-properties style:font-name="Consolas" fo:font-size="9pt" officeooo:rsid="001708df" officeooo:paragraph-rsid="0018a06d" style:font-size-asian="9pt" style:font-size-complex="9pt"/>
    </style:style>
    <style:style style:name="P7" style:family="paragraph" style:parent-style-name="Standard">
      <style:text-properties style:font-name="Consolas" fo:font-size="9pt" officeooo:rsid="001708df" officeooo:paragraph-rsid="00327a28" style:font-size-asian="9pt" style:font-size-complex="9pt"/>
    </style:style>
    <style:style style:name="P8" style:family="paragraph" style:parent-style-name="Standard">
      <style:text-properties style:font-name="Consolas" fo:font-size="9pt" officeooo:rsid="001708df" officeooo:paragraph-rsid="0036031f" style:font-size-asian="9pt" style:font-size-complex="9pt"/>
    </style:style>
    <style:style style:name="P9" style:family="paragraph" style:parent-style-name="Standard">
      <style:text-properties style:font-name="Consolas" fo:font-size="9pt" officeooo:rsid="0016ab7f" officeooo:paragraph-rsid="002a8c26" style:font-size-asian="9pt" style:font-size-complex="9pt"/>
    </style:style>
    <style:style style:name="P10" style:family="paragraph" style:parent-style-name="Standard">
      <style:text-properties style:font-name="Consolas" fo:font-size="9pt" officeooo:rsid="0016ab7f" officeooo:paragraph-rsid="0036031f" style:font-size-asian="9pt" style:font-size-complex="9pt"/>
    </style:style>
    <style:style style:name="P11" style:family="paragraph" style:parent-style-name="Standard">
      <style:text-properties style:font-name="Consolas" fo:font-size="9pt" officeooo:rsid="0016ab7f" officeooo:paragraph-rsid="00377b4e" style:font-size-asian="9pt" style:font-size-complex="9pt"/>
    </style:style>
    <style:style style:name="P12" style:family="paragraph" style:parent-style-name="Standard">
      <style:text-properties style:font-name="Consolas" fo:font-size="9pt" officeooo:rsid="001708df" officeooo:paragraph-rsid="0036031f" style:font-size-asian="9pt" style:font-size-complex="9pt"/>
    </style:style>
    <style:style style:name="P13" style:family="paragraph" style:parent-style-name="Standard">
      <style:text-properties style:font-name="Consolas" fo:font-size="9pt" officeooo:rsid="001708df" officeooo:paragraph-rsid="00377b4e" style:font-size-asian="9pt" style:font-size-complex="9pt"/>
    </style:style>
    <style:style style:name="P14" style:family="paragraph" style:parent-style-name="Standard">
      <style:text-properties style:font-name="Consolas" fo:font-size="9pt" fo:font-weight="bold" officeooo:rsid="001708df" officeooo:paragraph-rsid="0036031f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Consolas" fo:font-size="9pt" fo:font-weight="bold" officeooo:rsid="001708df" officeooo:paragraph-rsid="00377b4e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7f" style:font-weight-asian="bold" style:font-weight-complex="bold"/>
    </style:style>
    <style:style style:name="T3" style:family="text">
      <style:text-properties fo:font-weight="bold" officeooo:rsid="002a8c26" style:font-weight-asian="bold" style:font-weight-complex="bold"/>
    </style:style>
    <style:style style:name="T4" style:family="text">
      <style:text-properties fo:font-weight="bold" officeooo:rsid="00377b4e" style:font-weight-asian="bold" style:font-weight-complex="bold"/>
    </style:style>
    <style:style style:name="T5" style:family="text">
      <style:text-properties officeooo:rsid="0016ab7f"/>
    </style:style>
    <style:style style:name="T6" style:family="text">
      <style:text-properties officeooo:rsid="001da75f"/>
    </style:style>
    <style:style style:name="T7" style:family="text">
      <style:text-properties officeooo:rsid="00200af4"/>
    </style:style>
    <style:style style:name="T8" style:family="text">
      <style:text-properties officeooo:rsid="00295636"/>
    </style:style>
    <style:style style:name="T9" style:family="text">
      <style:text-properties officeooo:rsid="002a8c2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a8c26" style:font-weight-asian="normal" style:font-weight-complex="normal"/>
    </style:style>
    <style:style style:name="T12" style:family="text">
      <style:text-properties fo:font-weight="normal" officeooo:rsid="00200af4" style:font-weight-asian="normal" style:font-weight-complex="normal"/>
    </style:style>
    <style:style style:name="T13" style:family="text">
      <style:text-properties officeooo:rsid="003095fa"/>
    </style:style>
    <style:style style:name="T14" style:family="text">
      <style:text-properties officeooo:rsid="0031ea45"/>
    </style:style>
    <style:style style:name="T15" style:family="text">
      <style:text-properties officeooo:rsid="00327a28"/>
    </style:style>
    <style:style style:name="T16" style:family="text">
      <style:text-properties officeooo:rsid="00377b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line-break/><text:line-break/>Systemdeklaration, <text:s/></text:span><text:span text:style-name="T2">Ragnar</text:span><text:span text:style-name="T1">–Stefan</text:span></text:p>
      <text:p text:style-name="P1"/>
      <text:p text:style-name="P4"><text:span text:style-name="T1">1KL</text:span>: 2+<text:span text:style-name="T14">kl</text:span>. <text:span text:style-name="T9">10-12/16-18 bal, el äkta.<text:line-break/> <text:s text:c="4"/>Transfer-svar.</text:span></text:p>
      <text:p text:style-name="P4"><text:span text:style-name="T1">1RU</text:span>: 4+<text:span text:style-name="T14">ru</text:span>. <text:span text:style-name="T5">Obal. Transfer-återbud.</text:span></text:p>
      <text:p text:style-name="P4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7"><text:s text:c="2"/><text:span text:style-name="T5">2/1 utg-krav, Stenberg, Bergen,<text:line-break/> <text:s/>1HÖ-2KL konv, 1RU-2HÖ konv, <text:line-break/> <text:s/>Häxan, XY-NT, XYZ, Romex,</text:span></text:p>
      <text:p text:style-name="P9"><text:s text:c="2"/>Neg-X, Supp-X. Good/Bad 2NT.</text:p>
      <text:p text:style-name="P5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1">Stayman. Transfers.</text:span></text:p>
      <text:p text:style-name="P2"/>
      <text:p text:style-name="P5"><text:span text:style-name="T1">2KL</text:span>: <text:span text:style-name="T5">a) 5+ru. 7-10.<text:line-break/> <text:s text:c="4"/>b) 19-20 bal.<text:line-break/> <text:s text:c="4"/>c) 24+ bal.<text:line-break/> <text:s text:c="4"/>d) Utg-krav obal.</text:span></text:p>
      <text:p text:style-name="P6"><text:span text:style-name="T1">2RU</text:span>: <text:span text:style-name="T16">a) 5+högfärg. 7-10 zon-beroende.<text:line-break/> <text:s text:c="4"/>b) 21-22 bal.<text:line-break/></text:span><text:span text:style-name="T2">2HÖ</text:span><text:span text:style-name="T5">: 5+färg. <text:s text:c="3"/>3-7 <text:s/>zon-beroende.<text:line-break/><text:line-break/></text:span><text:span text:style-name="T1">2NT: </text:span><text:span text:style-name="T4">23-24</text:span><text:span text:style-name="T1">. <text:s/></text:span><text:span text:style-name="T10">-</text:span><text:span text:style-name="T12">3KL=Muppet</text:span></text:p>
      <text:p text:style-name="P5"><text:span text:style-name="T1"><text:line-break/>3/4 i färg</text:span> = <text:span text:style-name="T13">Spärr, spelstick</text:span>.</text:p>
      <text:p text:style-name="P4"/>
      <text:p text:style-name="P4">Mot 1NT: <text:span text:style-name="T6">Mixed-</text:span>DONT/<text:span text:style-name="T6">Landy.<text:line-break/>Leaping Michaels. Mixed raise.<text:line-break/></text:span></text:p>
      <text:p text:style-name="P4">Utspel: 10-12. <text:s/><text:span text:style-name="T8">Konv genom spelf.</text:span></text:p>
      <text:p text:style-name="P8">Markeringar: Schneider, Malmö, <text:span text:style-name="T7">Lav</text:span><text:line-break/><text:line-break/></text:p>
      <text:p text:style-name="P13"><text:span text:style-name="T1"><text:line-break/><text:line-break/><text:line-break/><text:line-break/>Systemdeklaration, <text:s/></text:span><text:span text:style-name="T2">Ragnar</text:span><text:span text:style-name="T1">–Stefan</text:span></text:p>
      <text:p text:style-name="P15"/>
      <text:p text:style-name="P13"><text:span text:style-name="T1">1KL</text:span>: 2+<text:span text:style-name="T14">kl</text:span>. <text:span text:style-name="T9">10-12/16-18 bal, el äkta.<text:line-break/> <text:s text:c="4"/>Transfer-svar.</text:span></text:p>
      <text:p text:style-name="P13"><text:span text:style-name="T1">1RU</text:span>: 4+<text:span text:style-name="T14">ru</text:span>. <text:span text:style-name="T5">Obal. Transfer-återbud.</text:span></text:p>
      <text:p text:style-name="P13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13"><text:s text:c="2"/><text:span text:style-name="T5">2/1 utg-krav, Stenberg, Bergen,<text:line-break/> <text:s/>1HÖ-2KL konv, 1RU-2HÖ konv, <text:line-break/> <text:s/>Häxan, XY-NT, XYZ, Romex,</text:span></text:p>
      <text:p text:style-name="P11"><text:s text:c="2"/>Neg-X, Supp-X. Good/Bad 2NT.</text:p>
      <text:p text:style-name="P13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1">Stayman. Transfers.</text:span></text:p>
      <text:p text:style-name="P15"/>
      <text:p text:style-name="P13"><text:span text:style-name="T1">2KL</text:span>: <text:span text:style-name="T5">a) 5+ru. 7-10.<text:line-break/> <text:s text:c="4"/>b) 19-20 bal.<text:line-break/> <text:s text:c="4"/>c) 24+ bal.<text:line-break/> <text:s text:c="4"/>d) Utg-krav obal.</text:span></text:p>
      <text:p text:style-name="P13"><text:span text:style-name="T1">2RU</text:span>: <text:span text:style-name="T16">a) 5+högfärg. 7-10 zon-beroende.<text:line-break/> <text:s text:c="4"/>b) 21-22 bal.<text:line-break/></text:span><text:span text:style-name="T2">2HÖ</text:span><text:span text:style-name="T5">: 5+färg. <text:s text:c="3"/>3-7 <text:s/>zon-beroende.<text:line-break/><text:line-break/></text:span><text:span text:style-name="T1">2NT: </text:span><text:span text:style-name="T4">23-24</text:span><text:span text:style-name="T1">. <text:s/></text:span><text:span text:style-name="T10">-</text:span><text:span text:style-name="T12">3KL=Muppet</text:span></text:p>
      <text:p text:style-name="P13"><text:span text:style-name="T1"><text:line-break/>3/4 i färg</text:span> = <text:span text:style-name="T13">Spärr, spelstick</text:span>.</text:p>
      <text:p text:style-name="P13"/>
      <text:p text:style-name="P13">Mot 1NT: <text:span text:style-name="T6">Mixed-</text:span>DONT/<text:span text:style-name="T6">Landy.<text:line-break/>Leaping Michaels. Mixed raise.<text:line-break/></text:span></text:p>
      <text:p text:style-name="P13">Utspel: 10-12. <text:s/><text:span text:style-name="T8">Konv genom spelf.</text:span></text:p>
      <text:p text:style-name="P13">Markeringar: Schneider, Malmö, <text:span text:style-name="T7">Lav</text:span><text:line-break/></text:p>
      <text:p text:style-name="P13"><text:line-break/><text:line-break/><text:line-break/><text:line-break/><text:line-break/><text:line-break/><text:line-break/></text:p>
      <text:p text:style-name="P13"><text:span text:style-name="T1"><text:line-break/><text:line-break/>Systemdeklaration, <text:s/></text:span><text:span text:style-name="T2">Ragnar</text:span><text:span text:style-name="T1">–Stefan</text:span></text:p>
      <text:p text:style-name="P15"/>
      <text:p text:style-name="P13"><text:span text:style-name="T1">1KL</text:span>: 2+<text:span text:style-name="T14">kl</text:span>. <text:span text:style-name="T9">10-12/16-18 bal, el äkta.<text:line-break/> <text:s text:c="4"/>Transfer-svar.</text:span></text:p>
      <text:p text:style-name="P13"><text:span text:style-name="T1">1RU</text:span>: 4+<text:span text:style-name="T14">ru</text:span>. <text:span text:style-name="T5">Obal. Transfer-återbud.</text:span></text:p>
      <text:p text:style-name="P13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13"><text:s text:c="2"/><text:span text:style-name="T5">2/1 utg-krav, Stenberg, Bergen,<text:line-break/> <text:s/>1HÖ-2KL konv, 1RU-2HÖ konv, <text:line-break/> <text:s/>Häxan, XY-NT, XYZ, Romex,</text:span></text:p>
      <text:p text:style-name="P11"><text:s text:c="2"/>Neg-X, Supp-X. Good/Bad 2NT.</text:p>
      <text:p text:style-name="P13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1">Stayman. Transfers.</text:span></text:p>
      <text:p text:style-name="P15"/>
      <text:p text:style-name="P13"><text:span text:style-name="T1">2KL</text:span>: <text:span text:style-name="T5">a) 5+ru. 7-10.<text:line-break/> <text:s text:c="4"/>b) 19-20 bal.<text:line-break/> <text:s text:c="4"/>c) 24+ bal.<text:line-break/> <text:s text:c="4"/>d) Utg-krav obal.</text:span></text:p>
      <text:p text:style-name="P13"><text:span text:style-name="T1">2RU</text:span>: <text:span text:style-name="T16">a) 5+högfärg. 7-10 zon-beroende.<text:line-break/> <text:s text:c="4"/>b) 21-22 bal.<text:line-break/></text:span><text:span text:style-name="T2">2HÖ</text:span><text:span text:style-name="T5">: 5+färg. <text:s text:c="3"/>3-7 <text:s/>zon-beroende.<text:line-break/><text:line-break/></text:span><text:span text:style-name="T1">2NT: </text:span><text:span text:style-name="T4">23-24</text:span><text:span text:style-name="T1">. <text:s/></text:span><text:span text:style-name="T10">-</text:span><text:span text:style-name="T12">3KL=Muppet</text:span></text:p>
      <text:p text:style-name="P13"><text:span text:style-name="T1"><text:line-break/>3/4 i färg</text:span> = <text:span text:style-name="T13">Spärr, spelstick</text:span>.</text:p>
      <text:p text:style-name="P13"/>
      <text:p text:style-name="P13">Mot 1NT: <text:span text:style-name="T6">Mixed-</text:span>DONT/<text:span text:style-name="T6">Landy.<text:line-break/>Leaping Michaels. Mixed raise.<text:line-break/></text:span></text:p>
      <text:p text:style-name="P13">Utspel: 10-12. <text:s/><text:span text:style-name="T8">Konv genom spelf.</text:span></text:p>
      <text:p text:style-name="P13">Markeringar: Schneider, Malmö, <text:span text:style-name="T7">Lav</text:span><text:line-break/><text:line-break/><text:line-break/><text:line-break/><text:line-break/><text:span text:style-name="T1"><text:line-break/><text:line-break/>Systemdeklaration, <text:s/></text:span><text:span text:style-name="T2">Ragnar</text:span><text:span text:style-name="T1">–Stefan</text:span></text:p>
      <text:p text:style-name="P15"/>
      <text:p text:style-name="P13"><text:span text:style-name="T1">1KL</text:span>: 2+<text:span text:style-name="T14">kl</text:span>. <text:span text:style-name="T9">10-12/16-18 bal, el äkta.<text:line-break/> <text:s text:c="4"/>Transfer-svar.</text:span></text:p>
      <text:p text:style-name="P13"><text:span text:style-name="T1">1RU</text:span>: 4+<text:span text:style-name="T14">ru</text:span>. <text:span text:style-name="T5">Obal. Transfer-återbud.</text:span></text:p>
      <text:p text:style-name="P13"><text:span text:style-name="T1">1</text:span><text:span text:style-name="T3">HJ</text:span><text:span text:style-name="T9">, </text:span><text:span text:style-name="T3">1SP</text:span>: 5+<text:span text:style-name="T15">färg</text:span>.</text:p>
      <text:p text:style-name="P13"><text:s text:c="2"/><text:span text:style-name="T5">2/1 utg-krav, Stenberg, Bergen,<text:line-break/> <text:s/>1HÖ-2KL konv, 1RU-2HÖ konv, <text:line-break/> <text:s/>Häxan, XY-NT, XYZ, Romex,</text:span></text:p>
      <text:p text:style-name="P11"><text:s text:c="2"/>Neg-X, Supp-X. Good/Bad 2NT.</text:p>
      <text:p text:style-name="P13"><text:span text:style-name="T1"><text:line-break/>1NT: 1</text:span><text:span text:style-name="T4">3</text:span><text:span text:style-name="T1">-1</text:span><text:span text:style-name="T4">5</text:span><text:span text:style-name="T1">. </text:span><text:span text:style-name="T11">Stayman. Transfers.</text:span></text:p>
      <text:p text:style-name="P15"/>
      <text:p text:style-name="P13"><text:span text:style-name="T1">2KL</text:span>: <text:span text:style-name="T5">a) 5+ru. 7-10.<text:line-break/> <text:s text:c="4"/>b) 19-20 bal.<text:line-break/> <text:s text:c="4"/>c) 24+ bal.<text:line-break/> <text:s text:c="4"/>d) Utg-krav obal.</text:span></text:p>
      <text:p text:style-name="P13"><text:span text:style-name="T1">2RU</text:span>: <text:span text:style-name="T16">a) 5+högfärg. 7-10 zon-beroende.<text:line-break/> <text:s text:c="4"/>b) 21-22 bal.<text:line-break/></text:span><text:span text:style-name="T2">2HÖ</text:span><text:span text:style-name="T5">: 5+färg. <text:s text:c="3"/>3-7 <text:s/>zon-beroende.<text:line-break/><text:line-break/></text:span><text:span text:style-name="T1">2NT: </text:span><text:span text:style-name="T4">23-24</text:span><text:span text:style-name="T1">. <text:s/></text:span><text:span text:style-name="T10">-</text:span><text:span text:style-name="T12">3KL=Muppet</text:span></text:p>
      <text:p text:style-name="P13"><text:span text:style-name="T1"><text:line-break/>3/4 i färg</text:span> = <text:span text:style-name="T13">Spärr, spelstick</text:span>.</text:p>
      <text:p text:style-name="P13"/>
      <text:p text:style-name="P13">Mot 1NT: <text:span text:style-name="T6">Mixed-</text:span>DONT/<text:span text:style-name="T6">Landy.<text:line-break/>Leaping Michaels. Mixed raise.<text:line-break/></text:span></text:p>
      <text:p text:style-name="P13">Utspel: 10-12. <text:s/><text:span text:style-name="T8">Konv genom spelf.</text:span></text:p>
      <text:p text:style-name="P13">Markeringar: Schneider, Malmö, <text:span text:style-name="T7">Lav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8-02-17T11:01:30.065000000</meta:print-date>
    <dc:date>2018-06-03T13:20:26.322000000</dc:date>
    <meta:editing-duration>PT1H8M7S</meta:editing-duration>
    <meta:editing-cycles>40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52" meta:word-count="348" meta:character-count="2606" meta:non-whitespace-character-count="2108"/>
  </office:meta>
</office:document-meta>
</file>